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02598b" draw:textarea-horizontal-align="center" draw:textarea-vertical-align="middl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d91f34" draw:textarea-horizontal-align="center" draw:textarea-vertical-align="middl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999999" draw:textarea-horizontal-align="center" draw:textarea-vertical-align="middle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dddddd" draw:textarea-horizontal-align="center" draw:textarea-vertical-align="middle"/>
    </style:style>
    <style:style style:name="P1" style:family="paragraph">
      <loext:graphic-properties draw:fill="solid" draw:fill-color="#02598b"/>
      <style:paragraph-properties fo:text-align="center"/>
    </style:style>
    <style:style style:name="P2" style:family="paragraph">
      <loext:graphic-properties draw:fill="solid" draw:fill-color="#d91f34"/>
      <style:paragraph-properties fo:text-align="center"/>
    </style:style>
    <style:style style:name="P3" style:family="paragraph">
      <loext:graphic-properties draw:fill="solid" draw:fill-color="#999999"/>
      <style:paragraph-properties fo:text-align="center"/>
    </style:style>
    <style:style style:name="P4" style:family="paragraph">
      <loext:graphic-properties draw:fill="solid" draw:fill-color="#dddddd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6.591cm" svg:height="1.176cm" svg:x="2.23cm" svg:y="4.623cm" svg:viewBox="0 0 6592 1177" svg:d="M6506 1037c101-11 148-156-53-236-1918-764-4751-960-6307-680-172 48-230 196 40 231 272 34 963 84 1952 317 548 130 953 304 1299 497 45 21 85 14 133-31 804-815 2735-80 2936-98z">
          <text:p/>
        </draw:path>
        <draw:path draw:style-name="gr2" draw:text-style-name="P2" draw:layer="layout" svg:width="9.061cm" svg:height="1.502cm" svg:x="0cm" svg:y="3.615cm" svg:viewBox="0 0 9062 1503" svg:d="M9062 643c-3014-913-5900-865-8943 217-64 22-111 75-119 124v32c10 54 78 95 233 71 468-74 2357-325 4043-336 1352-8 2989 278 4360 730 159 45 238 21 264-66z">
          <text:p/>
        </draw:path>
        <draw:path draw:style-name="gr3" draw:text-style-name="P3" draw:layer="layout" svg:width="5.203cm" svg:height="3.768cm" svg:x="4.712cm" svg:y="0.23cm" svg:viewBox="0 0 5204 3769" svg:d="M3950 0l-489 2301h-16l-667-2301h-2474l-219 1021h362l-447 2102c69 0 135-3 204-3 349 0 696 14 1042 40l463-2173h11l669 2311c662 105 1328 262 2011 468 3 0 8 3 11 3l793-3769z">
          <text:p/>
        </draw:path>
        <draw:path draw:style-name="gr3" draw:text-style-name="P3" draw:layer="layout" svg:width="4.369cm" svg:height="3.598cm" svg:x="0.274cm" svg:y="0.14cm" svg:viewBox="0 0 4370 3599" svg:d="M4345 1111c133-709-224-1111-1685-1111-1373 0-2135 339-2294 1087-42 196-34 437 114 598 376 405 1982 566 2130 783 29 42 42 95 29 156-58 275-397 347-696 347-190 0-309-48-383-138-72-90-80-227-45-418h-1474c-101 592-130 1113 1365 1184 738-177 1468-293 2199-352 322-190 500-448 566-755 71-333-29-519-135-638-370-410-1926-560-2103-775-35-37-40-103-30-156 38-177 223-291 527-291 180 0 317 24 402 96 90 71 124 190 95 381h1418z">
          <text:p/>
        </draw:path>
        <draw:path draw:style-name="gr1" draw:text-style-name="P1" draw:layer="layout" svg:width="6.591cm" svg:height="1.176cm" svg:x="2.23cm" svg:y="4.623cm" svg:viewBox="0 0 6592 1177" svg:d="M6506 1037c101-11 148-156-53-236-1918-764-4751-960-6307-680-172 48-230 196 40 231 272 34 963 84 1952 317 548 130 953 304 1299 497 45 21 85 14 133-31 804-815 2735-80 2936-98z">
          <text:p/>
        </draw:path>
        <draw:path draw:style-name="gr2" draw:text-style-name="P2" draw:layer="layout" svg:width="9.061cm" svg:height="1.502cm" svg:x="0cm" svg:y="3.615cm" svg:viewBox="0 0 9062 1503" svg:d="M9062 643c-3014-913-5900-865-8943 217-64 22-111 75-119 124v32c10 54 78 95 233 71 468-74 2357-325 4043-336 1352-8 2989 278 4360 730 159 45 238 21 264-66z">
          <text:p/>
        </draw:path>
        <draw:path draw:style-name="gr3" draw:text-style-name="P3" draw:layer="layout" svg:width="5.203cm" svg:height="3.768cm" svg:x="4.712cm" svg:y="0.23cm" svg:viewBox="0 0 5204 3769" svg:d="M3950 0l-489 2301h-16l-667-2301h-2474l-219 1021h362l-447 2102c69 0 135-3 204-3 349 0 696 14 1042 40l463-2173h11l669 2311c662 105 1328 262 2011 468 3 0 8 3 11 3l793-3769z">
          <text:p/>
        </draw:path>
        <draw:path draw:style-name="gr3" draw:text-style-name="P3" draw:layer="layout" svg:width="4.369cm" svg:height="3.598cm" svg:x="0.274cm" svg:y="0.14cm" svg:viewBox="0 0 4370 3599" svg:d="M4345 1111c133-709-224-1111-1685-1111-1373 0-2135 339-2294 1087-42 196-34 437 114 598 376 405 1982 566 2130 783 29 42 42 95 29 156-58 275-397 347-696 347-190 0-309-48-383-138-72-90-80-227-45-418h-1474c-101 592-130 1113 1365 1184 738-177 1468-293 2199-352 322-190 500-448 566-755 71-333-29-519-135-638-370-410-1926-560-2103-775-35-37-40-103-30-156 38-177 223-291 527-291 180 0 317 24 402 96 90 71 124 190 95 381h1418z">
          <text:p/>
        </draw:path>
        <draw:path draw:style-name="gr4" draw:text-style-name="P4" draw:layer="layout" svg:width="5.698cm" svg:height="5.944cm" svg:x="9.437cm" svg:y="0.003cm" svg:viewBox="0 0 5699 5945" svg:d="M2397 4845c-918 0-754-521-754-521l90-344h-1487l-246 1211c0 0 424 754 2263 754 1277 0 1595-265 1595-265 278-354 622-711 1034-1058l278-1312c-286-288-688-382-1172-419l3-16c463-48 947-103 1317-315l381-1814c0 0-383-746-2188-746-1868 0-2413 756-2413 756l-219 1011 1423-3 43-198c0 0 100-466 844-466 791 0 748 452 748 452 0 0 93 942-1204 942h-624l-204 938 794 3c0 0 923-13 688 807-177 616-990 603-990 603z">
          <text:p/>
        </draw:path>
        <draw:path draw:style-name="gr4" draw:text-style-name="P4" draw:layer="layout" svg:width="5.066cm" svg:height="2.967cm" svg:x="20.239cm" svg:y="0.008cm" svg:viewBox="0 0 5067 2968" svg:d="M3053 2735c508 61 990 132 1545 233l469-2217c0 0-347-751-2180-751-1829 0-2498 754-2498 754l-389 1838c508-18 1013-13 1585 19l222-1050c0 0 98-463 844-463 749-3 654 463 651 463z">
          <text:p/>
        </draw:path>
        <draw:path draw:style-name="gr4" draw:text-style-name="P4" draw:layer="layout" svg:width="4.918cm" svg:height="2.602cm" svg:x="19.686cm" svg:y="3.345cm" svg:viewBox="0 0 4919 2603" svg:d="M1762 1040l201-921c-563-71-1069-106-1571-119l-392 1849c0 0 347 754 2175 754 1839 0 2503-754 2503-754l241-1143c-522-134-1038-259-1519-354l-148 690c0 0-130 466-839 466-746-5-651-468-651-468z">
          <text:p/>
        </draw:path>
        <draw:path draw:style-name="gr4" draw:text-style-name="P4" draw:layer="layout" svg:width="5.267cm" svg:height="4.204cm" svg:x="14.852cm" svg:y="0cm" svg:viewBox="0 0 5268 4205" svg:d="M5268 757c0 0-341-757-2043-757-1838 0-2497 767-2497 767l-728 3438c850-593 1942-1093 3363-1367 487-95 1011-164 1580-206-133-172-413-410-985-439-1106-77-2034 420-2034 420l222-1050c0 0 95-463 847-463 796 0 640 529 640 529v3h1445z">
          <text:p/>
        </draw:path>
        <draw:path draw:style-name="gr4" draw:text-style-name="P4" draw:layer="layout" svg:width="5.069cm" svg:height="2.605cm" svg:x="14.643cm" svg:y="3.337cm" svg:viewBox="0 0 5070 2606" svg:d="M2413 1511c-751 0-651-463-651-463l104-487c-691 249-1278 561-1781 905l-85 391c0 0 355 749 2180 749 1831 0 2498-749 2498-749l392-1857c-416 3-744 27-1117 72-124 16-386 45-508 63l-190 905c0 2-98 471-842 471z">
          <text:p/>
        </draw:path>
        <draw:polygon draw:style-name="gr4" draw:text-style-name="P4" draw:layer="layout" svg:width="0.237cm" svg:height="0.293cm" svg:x="25.43cm" svg:y="0.436cm" svg:viewBox="0 0 238 294" draw:points="0,0 238,0 238,35 138,35 138,294 98,294 98,35 0,35">
          <text:p/>
        </draw:polygon>
        <draw:path draw:style-name="gr4" draw:text-style-name="P4" draw:layer="layout" svg:width="0.277cm" svg:height="0.293cm" svg:x="25.705cm" svg:y="0.436cm" svg:viewBox="0 0 278 294" svg:d="M241 294v-175c0-7 0-44 0-74l-82 246h-40l-82-246c0 27 0 64 0 72v172h-37v-289h56l84 249 82-249h56v294z">
          <text:p/>
        </draw:path>
        <draw:polygon draw:style-name="gr4" draw:text-style-name="P4" draw:layer="layout" svg:width="0.237cm" svg:height="0.293cm" svg:x="25.43cm" svg:y="0.436cm" svg:viewBox="0 0 238 294" draw:points="0,0 238,0 238,35 138,35 138,294 98,294 98,35 0,35">
          <text:p/>
        </draw:polygon>
        <draw:path draw:style-name="gr4" draw:text-style-name="P4" draw:layer="layout" svg:width="0.277cm" svg:height="0.293cm" svg:x="25.705cm" svg:y="0.436cm" svg:viewBox="0 0 278 294" svg:d="M241 294v-175c0-7 0-44 0-74l-82 246h-40l-82-246c0 27 0 64 0 72v172h-37v-289h56l84 249 82-249h56v294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56cm" fo:margin-bottom="0.656cm" fo:margin-left="0.656cm" fo:margin-right="0.656cm" fo:page-width="25.985cm" fo:page-height="5.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21T20:30:30.485000000</dc:date>
    <meta:editing-duration>PT3M31S</meta:editing-duration>
    <meta:editing-cycles>1</meta:editing-cycles>
    <meta:document-statistic meta:object-count="17"/>
    <meta:generator>LibreOffice/7.2.2.2$Windows_X86_64 LibreOffice_project/02b2acce88a210515b4a5bb2e46cbfb63fe97d56</meta:generator>
  </office:meta>
</office:document-meta>
</file>